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draw:stroke="none" svg:stroke-color="#000000" draw:fill="none" draw:fill-color="#ffffff" fo:min-height="1.2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5.461cm" svg:height="2.921cm" svg:x="2.651cm" svg:y="7.604cm">
          <text:p text:style-name="P1">XSD</text:p>
        </draw:rect>
        <draw:frame draw:style-name="gr2" draw:layer="layout" svg:width="3.937cm" svg:height="1.675cm" svg:x="3.46cm" svg:y="8.62cm">
          <draw:text-box>
            <text:p>Element: Annotations</text:p>
          </draw:text-box>
        </draw:frame>
        <draw:rect draw:style-name="gr1" draw:text-style-name="P1" xml:id="id3" draw:id="id3" draw:layer="layout" svg:width="5.588cm" svg:height="5.461cm" svg:x="2.778cm" svg:y="13.192cm">
          <text:p text:style-name="P1">Node-XSD</text:p>
        </draw:rect>
        <draw:frame draw:style-name="gr2" draw:layer="layout" svg:width="4.191cm" svg:height="2.387cm" svg:x="3.667cm" svg:y="14.234cm">
          <draw:text-box>
            <text:p>Type:Soap, <text:s text:c="11"/>REST, <text:s text:c="10"/>Queue</text:p>
          </draw:text-box>
        </draw:frame>
        <draw:rect draw:style-name="gr1" draw:text-style-name="P1" xml:id="id2" draw:id="id2" draw:layer="layout" svg:width="6.604cm" svg:height="4.699cm" svg:x="10.525cm" svg:y="9.763cm">
          <text:p text:style-name="P1">Wrapped XSD</text:p>
        </draw:rect>
        <draw:frame draw:style-name="gr2" draw:layer="layout" svg:width="3.937cm" svg:height="1.675cm" svg:x="11.287cm" svg:y="10.755cm">
          <draw:text-box>
            <text:p>Element: Annotations</text:p>
          </draw:text-box>
        </draw:frame>
        <draw:connector draw:style-name="gr3" draw:text-style-name="P1" draw:layer="layout" svg:x1="8.112cm" svg:y1="9.064cm" svg:x2="10.525cm" svg:y2="12.112cm" draw:start-shape="id1" draw:start-glue-point="1" draw:end-shape="id2" draw:end-glue-point="3" svg:d="m8112 9064h1207v3048h1206">
          <text:p/>
        </draw:connector>
        <draw:connector draw:style-name="gr3" draw:text-style-name="P1" draw:layer="layout" svg:x1="8.366cm" svg:y1="15.922cm" svg:x2="10.525cm" svg:y2="12.112cm" draw:start-shape="id3" draw:start-glue-point="1" draw:end-shape="id2" svg:d="m8366 15922h1080v-3810h1079">
          <text:p/>
        </draw:connector>
        <draw:frame draw:style-name="gr4" draw:layer="layout" svg:width="3.556cm" svg:height="1.012cm" svg:x="3.667cm" svg:y="17.006cm">
          <draw:text-box>
            <text:p>Url: /Demo</text:p>
          </draw:text-box>
        </draw:frame>
        <draw:frame draw:style-name="gr4" draw:layer="layout" svg:width="4.953cm" svg:height="1.675cm" svg:x="11.287cm" svg:y="12.533cm">
          <draw:text-box>
            <text:p>Type:Rest</text:p>
            <text:p>Url:Annotatio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03T20:44:01.80</meta:creation-date>
    <dc:date>2013-08-05T10:59:35.81</dc:date>
    <meta:editing-duration>PT9M20S</meta:editing-duration>
    <meta:editing-cycles>4</meta:editing-cycles>
    <meta:generator>OpenOffice.org/3.4.1$Win32 OpenOffice.org_project/341m1$Build-9593</meta:generator>
    <meta:document-statistic meta:object-count="10"/>
  </office:meta>
</office:document-meta>
</file>